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font-name="sans-serif" fo:font-size="14pt" style:font-size-asian="14pt" style:font-size-complex="14pt"/>
    </style:style>
    <style:style style:name="P2" style:family="paragraph" style:parent-style-name="Standard">
      <style:paragraph-properties fo:margin-top="0.101cm" fo:margin-bottom="0.101cm" loext:contextual-spacing="false" fo:text-align="justify" style:justify-single-word="false" style:writing-mode="lr-tb"/>
      <style:text-properties style:font-name="Arial" fo:font-size="12pt" officeooo:rsid="0004c2d5" officeooo:paragraph-rsid="0004c2d5" style:font-size-asian="12pt" style:font-size-complex="12pt"/>
    </style:style>
    <style:style style:name="T1" style:family="text">
      <style:text-properties officeooo:rsid="0003814e"/>
    </style:style>
    <style:style style:name="T2" style:family="text">
      <style:text-properties officeooo:rsid="000587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Á</text:span>mbito de<text:span text:style-name="T1">l</text:span> proyecto</text:p>
      <text:p text:style-name="P1"/>
      <text:p text:style-name="P2">Lo que se espera de este proyecto es ayudar a las personas que sufren de anorexia, esperamos que este software tenga un impacto positivo sobre la comunidad, El software llevara las funciones principales del para el tratamiento de personal con anorexia, es software va dirigido especialmente a los jóvenes ya que es donde mayor frecuente mente sufren de esta enfermedad, <text:span text:style-name="T2">ya que su estado de animo puede ser muy bajo</text:span>, se planea que el software llevara el balance de la dieta del paciente, información acerca de la enfermedad y consejos. <text:span text:style-name="T2">El software llevara un plan de tratamiento para los pacientes de acuerdo a la información que se recolectara para realizar los cálculos bioquímicos para la <text:s/>diet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1T10:28:33.299589325</meta:creation-date>
    <dc:date>2021-10-21T11:33:00.997606766</dc:date>
    <meta:editing-duration>PT7M51S</meta:editing-duration>
    <meta:editing-cycles>1</meta:editing-cycles>
    <meta:document-statistic meta:table-count="0" meta:image-count="0" meta:object-count="0" meta:page-count="1" meta:paragraph-count="2" meta:word-count="119" meta:character-count="718" meta:non-whitespace-character-count="599"/>
    <meta:generator>LibreOffice/6.4.7.2$Linux_X86_64 LibreOffice_project/40$Build-2</meta:generator>
  </office:meta>
</office:document-meta>
</file>